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undantNamespacesFilt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undantNamespacesFilter.RedundantNamespace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dundantNamespacesFilt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undantNamespacesFilt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undantNamespacesFilt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undantNamespacesFilter.RedundantNamespacesFilt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